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Text_20_body" style:list-style-name="L3">
    </style:style>
    <style:style style:name="P78" style:family="paragraph" style:parent-style-name="Text_20_body" style:list-style-name="L4">
    </style:style>
    <style:style style:name="P79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1-04-13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3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4">$ git clone https://github.com/joosthoeks/jhTAlib.git</text:p>
      <text:p text:style-name="P5">$ cd jhTAlib</text:p>
      <text:p text:style-name="P6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7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8">$ cd jhTAlib</text:p>
      <text:p text:style-name="P9">$ git pull [upstream master]</text:p>
      <text:p text:style-name="Horizontal_20_Line"/>
      <text:h text:style-name="Heading_20_2" text:outline-level="2">In Docker</text:h>
      <text:p text:style-name="First_20_paragraph">From <text:a xlink:type="simple" xlink:href="https://hub.docker.com/r/joosthoeks/jhtalib" office:name=""><text:span text:style-name="Definition">DockerHub</text:span></text:a>:</text:p>
      <text:p text:style-name="P10">$ docker pull joosthoeks/jhtalib</text:p>
      <text:p text:style-name="P11">$ docker run -it joosthoeks/jhtalib /bin/bash</text:p>
      <text:p text:style-name="P12">/usr/src/app# python3</text:p>
      <text:p text:style-name="P13">&gt;&gt;&gt; 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4">$ git clone https://github.com/joosthoeks/jhTAlib.git</text:p>
      <text:p text:style-name="P15">$ cd jhTAlib</text:p>
      <text:p text:style-name="P16">$ docker build -f Dockerfile -t jhtalib .</text:p>
      <text:p text:style-name="P17">$ docker run -it jhtalib /bin/bash</text:p>
      <text:p text:style-name="P18">/usr/src/app# python3</text:p>
      <text:p text:style-name="P19">&gt;&gt;&gt; import jhtalib as jhta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20">!pip install --upgrade jhtalib</text:p>
      <text:p text:style-name="P21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22">!git clone [-b branch-name] https://github.com/joosthoeks/jhTAlib.git</text:p>
      <text:p text:style-name="P23">%cd '/content/jhTAlib'</text:p>
      <text:p text:style-name="P24">import jhtalib as jhta</text:p>
      <text:p text:style-name="P25">%cd '/content'</text:p>
      <text:p text:style-name="P26">!rm -rf ./jhTAlib/</text:p>
      <text:p text:style-name="Horizontal_20_Line"/>
      <text:h text:style-name="Heading_20_2" text:outline-level="2">Basic Usage</text:h>
      <text:p text:style-name="P27">""""""</text:p>
      <text:p text:style-name="P28"># Import Built-Ins:</text:p>
      <text:p text:style-name="P29">from pprint import pprint as pp</text:p>
      <text:p text:style-name="P30"/>
      <text:p text:style-name="P31"># Import Third-Party:</text:p>
      <text:p text:style-name="P32"/>
      <text:p text:style-name="P33"># Import Homebrew:</text:p>
      <text:p text:style-name="P34">import jhtalib as jhta</text:p>
      <text:p text:style-name="P35"/>
      <text:p text:style-name="P36"/>
      <text:p text:style-name="P37"># df is DataFeed:</text:p>
      <text:p text:style-name="P38">df = {</text:p>
      <text:p text:style-name="P39"><text:s text:c="4"/>'datetime': ('20151217', '20151218', '20151221', '20151222', '20151223', '20151224', '20151228', '20151229', '20151230', '20151231'),</text:p>
      <text:p text:style-name="P40"><text:s text:c="4"/>'Open': (235.8, 232.3, 234.1, 232.2, 232.7, 235.4, 236.9, 234.85, 236.45, 235.0),</text:p>
      <text:p text:style-name="P41"><text:s text:c="4"/>'High': (238.05, 236.9, 237.3, 232.4, 235.2, 236.15, 236.9, 237.6, 238.3, 237.25),</text:p>
      <text:p text:style-name="P42"><text:s text:c="4"/>'Low': (234.55, 230.6, 230.2, 226.8, 231.5, 233.85, 233.05, 234.6, 234.55, 234.4),</text:p>
      <text:p text:style-name="P43"><text:s text:c="4"/>'Close': (234.6, 233.6, 230.2, 230.05, 234.15, 236.15, 233.25, 237.6, 235.75, 234.4),</text:p>
      <text:p text:style-name="P44"><text:s text:c="4"/>'Volume': (448294, 629039, 292528, 214170, 215545, 23548, 97574, 192908, 176839, 69347)</text:p>
      <text:p text:style-name="P45"><text:s text:c="5"/>}</text:p>
      <text:p text:style-name="P46"/>
      <text:p text:style-name="P47"># basic usage:</text:p>
      <text:p text:style-name="P48">#pp (df)</text:p>
      <text:p text:style-name="P49">pp (jhta.SMA(df, 10))</text:p>
      <text:p text:style-name="P50">#pp (jhta.BBANDS(df, 10))</text:p>
      <text:p text:style-name="Horizontal_20_Line"/>
      <text:h text:style-name="Heading_20_2" text:outline-level="2">Reference</text:h>
      <text:p text:style-name="P51">$ python3</text:p>
      <text:p text:style-name="P52">&gt;&gt;&gt; import jhtalib as jhta</text:p>
      <text:p text:style-name="P53">&gt;&gt;&gt; dir(jhta)</text:p>
      <text:p text:style-name="P54">&gt;&gt;&gt; help(jhta)</text:p>
      <text:p text:style-name="P55">&gt;&gt;&gt; help(jhta.behavioral_techniques)</text:p>
      <text:p text:style-name="P56">&gt;&gt;&gt; help(jhta.candlestick)</text:p>
      <text:p text:style-name="P57">&gt;&gt;&gt; help(jhta.cycle_indicators)</text:p>
      <text:p text:style-name="P58">&gt;&gt;&gt; help(jhta.data)</text:p>
      <text:p text:style-name="P59">&gt;&gt;&gt; help(jhta.event_driven)</text:p>
      <text:p text:style-name="P60">&gt;&gt;&gt; help(jhta.experimental)</text:p>
      <text:p text:style-name="P61">&gt;&gt;&gt; help(jhta.general)</text:p>
      <text:p text:style-name="P62">&gt;&gt;&gt; help(jhta.information)</text:p>
      <text:p text:style-name="P63">&gt;&gt;&gt; help(jhta.math_functions)</text:p>
      <text:p text:style-name="P64">&gt;&gt;&gt; help(jhta.momentum_indicators)</text:p>
      <text:p text:style-name="P65">&gt;&gt;&gt; help(jhta.overlap_studies)</text:p>
      <text:p text:style-name="P66">&gt;&gt;&gt; help(jhta.pattern_recognition)</text:p>
      <text:p text:style-name="P67">&gt;&gt;&gt; help(jhta.price_transform)</text:p>
      <text:p text:style-name="P68">&gt;&gt;&gt; help(jhta.statistic_functions)</text:p>
      <text:p text:style-name="P69">&gt;&gt;&gt; help(jhta.uncategorised)</text:p>
      <text:p text:style-name="P70">&gt;&gt;&gt; help(jhta.volatility_indicators)</text:p>
      <text:p text:style-name="P71">&gt;&gt;&gt; help(jhta.volume_indicators)</text:p>
      <text:p text:style-name="P72">&gt;&gt;&gt; quit()</text:p>
      <text:p text:style-name="Horizontal_20_Line"/>
      <text:h text:style-name="Heading_20_2" text:outline-level="2">Check Installation</text:h>
      <text:p text:style-name="P73">$ python3</text:p>
      <text:p text:style-name="P74">&gt;&gt;&gt; import jhtalib as jhta</text:p>
      <text:p text:style-name="P75">&gt;&gt;&gt; jhta.example()</text:p>
      <text:p text:style-name="First_20_paragraph">If not errors then installation is correct.</text:p>
      <text:p text:style-name="P76">&gt;&gt;&gt; quit()</text:p>
      <text:p text:style-name="Horizontal_20_Line"/>
      <text:h text:style-name="Heading_20_2" text:outline-level="2">Examples</text:h>
      <text:list text:style-name="L3">
        <text:list-item>
          <text:p text:style-name="P77"><text:a xlink:type="simple" xlink:href="https://joosthoeks.github.io/jhTAlib/example-1-plot.html" office:name=""><text:span text:style-name="Definition">https://joosthoeks.github.io/jhTAlib/example-1-plot.html</text:span></text:a></text:p>
        </text:list-item>
        <text:list-item>
          <text:p text:style-name="P77"><text:a xlink:type="simple" xlink:href="https://joosthoeks.github.io/jhTAlib/example-2-plot.html" office:name=""><text:span text:style-name="Definition">https://joosthoeks.github.io/jhTAlib/example-2-plot.html</text:span></text:a></text:p>
        </text:list-item>
        <text:list-item>
          <text:p text:style-name="P77"><text:a xlink:type="simple" xlink:href="https://joosthoeks.github.io/jhTAlib/example-3-plot.html" office:name=""><text:span text:style-name="Definition">https://joosthoeks.github.io/jhTAlib/example-3-plot.html</text:span></text:a></text:p>
        </text:list-item>
        <text:list-item>
          <text:p text:style-name="P77"><text:a xlink:type="simple" xlink:href="https://joosthoeks.github.io/jhTAlib/example-4-plot-quandl.html" office:name=""><text:span text:style-name="Definition">https://joosthoeks.github.io/jhTAlib/example-4-plot-quandl.html</text:span></text:a></text:p>
        </text:list-item>
        <text:list-item>
          <text:p text:style-name="P77"><text:a xlink:type="simple" xlink:href="https://joosthoeks.github.io/jhTAlib/example-5-plot-quandl.html" office:name=""><text:span text:style-name="Definition">https://joosthoeks.github.io/jhTAlib/example-5-plot-quandl.html</text:span></text:a></text:p>
        </text:list-item>
        <text:list-item>
          <text:p text:style-name="P77"><text:a xlink:type="simple" xlink:href="https://joosthoeks.github.io/jhTAlib/example-6-plot-quandl.html" office:name=""><text:span text:style-name="Definition">https://joosthoeks.github.io/jhTAlib/example-6-plot-quandl.html</text:span></text:a></text:p>
        </text:list-item>
        <text:list-item>
          <text:p text:style-name="P77"><text:a xlink:type="simple" xlink:href="https://joosthoeks.github.io/jhTAlib/example-7-quandl-2-df.html" office:name=""><text:span text:style-name="Definition">https://joosthoeks.github.io/jhTAlib/example-7-quandl-2-df.html</text:span></text:a></text:p>
        </text:list-item>
        <text:list-item>
          <text:p text:style-name="P77"><text:a xlink:type="simple" xlink:href="https://joosthoeks.github.io/jhTAlib/example-8-alphavantage-2-df.html" office:name=""><text:span text:style-name="Definition">https://joosthoeks.github.io/jhTAlib/example-8-alphavantage-2-df.html</text:span></text:a></text:p>
        </text:list-item>
        <text:list-item>
          <text:p text:style-name="P77"><text:a xlink:type="simple" xlink:href="https://joosthoeks.github.io/jhTAlib/example-9-cryptocompare-2-df.html" office:name=""><text:span text:style-name="Definition">https://joosthoeks.github.io/jhTAlib/example-9-cryptocompare-2-df.html</text:span></text:a></text:p>
        </text:list-item>
        <text:list-item>
          <text:p text:style-name="P77"><text:a xlink:type="simple" xlink:href="https://joosthoeks.github.io/jhTAlib/example-10-df-numpy-pandas.html" office:name=""><text:span text:style-name="Definition">https://joosthoeks.github.io/jhTAlib/example-10-df-numpy-pandas.html</text:span></text:a></text:p>
        </text:list-item>
        <text:list-item>
          <text:p text:style-name="P77"><text:a xlink:type="simple" xlink:href="https://joosthoeks.github.io/jhTAlib/example-11-basic-usage.html" office:name=""><text:span text:style-name="Definition">https://joosthoeks.github.io/jhTAlib/example-11-basic-usage.html</text:span></text:a></text:p>
        </text:list-item>
      </text:list>
      <text:p text:style-name="Horizontal_20_Line"/>
      <text:h text:style-name="Heading_20_2" text:outline-level="2">Notebooks</text:h>
      <text:list text:style-name="L4">
        <text:list-item>
          <text:p text:style-name="P78"><text:a xlink:type="simple" xlink:href="https://joosthoeks.github.io/jhTAlib/a_sane_and_simple_bitcoin_savings_plan_(sss).html" office:name=""><text:span text:style-name="Definition">https://joosthoeks.github.io/jhTAlib/a_sane_and_simple_bitcoin_savings_plan_(sss).html</text:span></text:a></text:p>
        </text:list-item>
        <text:list-item>
          <text:p text:style-name="P78"><text:a xlink:type="simple" xlink:href="https://joosthoeks.github.io/jhTAlib/dollar_cost_averaging_discount_dcad.html" office:name=""><text:span text:style-name="Definition">https://joosthoeks.github.io/jhTAlib/dollar_cost_averaging_discount_dcad.html</text:span></text:a></text:p>
        </text:list-item>
        <text:list-item>
          <text:p text:style-name="P78"><text:a xlink:type="simple" xlink:href="https://joosthoeks.github.io/jhTAlib/recession_probability.html" office:name=""><text:span text:style-name="Definition">https://joosthoeks.github.io/jhTAlib/recession_probability.html</text:span></text:a></text:p>
        </text:list-item>
      </text:list>
      <text:p text:style-name="Horizontal_20_Line"/>
      <text:h text:style-name="Heading_20_2" text:outline-level="2">Donation and Funding</text:h>
      <text:list text:style-name="L5">
        <text:list-item>
          <text:p text:style-name="P79"><text:a xlink:type="simple" xlink:href="https://github.com/joosthoeks/jhTAlib/stargazers" office:name=""><text:span text:style-name="Definition">https://github.com/joosthoeks/jhTAlib/stargazers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